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Použití <text:span text:style-name="T68">t</text:span>abulkových sešitů v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ou se možnosti nastavení</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 + kliknout a/nebo klik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další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 + ⌘ + F5</text:span></text:span></text:p>
            </table:table-cell>
            <table:table-cell table:style-name="Table4.A2" office:value-type="string">
              <text:p text:style-name="P38">Otevře s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 + T</text:span></text:span></text:p>
            </table:table-cell>
            <table:table-cell table:style-name="Table4.A2" office:value-type="string">
              <text:p text:style-name="P38">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ě<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Mazání buněk<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Maximální počet znaků v jedné buňce je 32 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Pod záhlavím okna se nachází <text:alphabetical-index-mark text:string-value="hlavní nabídka"/>hlavní nabídka.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V sešitech pojem „funkce“ zahrnuje mnohem víc než jen matematické funkce.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ato karta obsahuje seznam funkcí uspořádaných do kategorií.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la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Obrázek <text:sequence text:ref-name="refFigure7" text:name="Figure" text:formula="ooow:Figure+1" style:num-format="1">6</text:sequence>: <text:span text:style-name="T70">Dialogové okno Import textu</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 + ←</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 + ↓</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 + 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 + 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 + 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 + Enter</text:span></text:p>
          </table:table-cell>
          <table:table-cell table:style-name="Table73.B10" office:value-type="string">
            <text:p text:style-name="P36">Přesune zaměření o jednu buňku dolů či nahoru (není-li změněno uživatelem).</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ě<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Mazání <text:span text:style-name="T65">b</text:span>uněk<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Výchozí název přidaného listu je List X, kde X je číslo přidaného listu.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Obrázek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Rozdělené <text:span text:style-name="T30">části</text:span> obrazovky</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ento obrázek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